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74pt solid #000000"/>
      <style:text-properties fo:color="#000000"/>
    </style:style>
    <style:style style:name="ce5" style:family="table-cell" style:parent-style-name="Default">
      <style:table-cell-properties fo:background-color="#b2b2b2" fo:border="none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0">
      <style:table-cell-properties fo:background-color="#ffff00" fo:border="0.74pt solid #000000"/>
    </style:style>
    <style:style style:name="ce11" style:family="table-cell" style:parent-style-name="Default" style:data-style-name="N0">
      <style:table-cell-properties fo:background-color="transparent" fo:border="0.74pt solid #000000"/>
      <style:text-properties fo:color="#000000"/>
    </style:style>
    <style:style style:name="ce18" style:family="table-cell" style:parent-style-name="Default" style:data-style-name="N0">
      <style:table-cell-properties fo:background-color="#b2b2b2" fo:border="none"/>
    </style:style>
    <style:style style:name="ce19" style:family="table-cell" style:parent-style-name="Default" style:data-style-name="N0">
      <style:table-cell-properties fo:background-color="#b2b2b2"/>
    </style:style>
    <style:style style:name="ce13" style:family="table-cell" style:parent-style-name="Default" style:data-style-name="N0"/>
    <style:style style:name="ce21" style:family="table-cell" style:parent-style-name="Default">
      <style:table-cell-properties fo:border-bottom="none" fo:border-left="none" fo:border-right="0.74pt solid #000000" fo:border-top="non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row table:style-name="ro1">
          <table:table-cell table:style-name="ce1" office:value-type="string" calcext:value-type="string">
            <text:p>Crossing Minimization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42" calcext:value-type="float">
            <text:p>0,04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61.672" calcext:value-type="float">
            <text:p>61,672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57" calcext:value-type="float">
            <text:p>0,05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2.928" calcext:value-type="float">
            <text:p>72,928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office:value-type="float" office:value="0.383" calcext:value-type="float">
            <text:p>0,383</text:p>
          </table:table-cell>
          <table:table-cell table:style-name="ce11" office:value-type="float" office:value="0.044" calcext:value-type="float">
            <text:p>0,044</text:p>
          </table:table-cell>
          <table:table-cell table:style-name="ce11" office:value-type="float" office:value="240" calcext:value-type="float">
            <text:p>240</text:p>
          </table:table-cell>
          <table:table-cell table:style-name="ce21" office:value-type="float" office:value="5.063" calcext:value-type="float">
            <text:p>5,063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.186" calcext:value-type="float">
            <text:p>2,186</text:p>
          </table:table-cell>
          <table:table-cell table:number-columns-repeated="2" table:style-name="ce11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204" calcext:value-type="float">
            <text:p>0,204</text:p>
          </table:table-cell>
          <table:table-cell table:number-columns-repeated="2" table:style-name="ce11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office:value-type="float" office:value="2.702" calcext:value-type="float">
            <text:p>2,702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4.303" calcext:value-type="float">
            <text:p>14,303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61" calcext:value-type="float">
            <text:p>0,06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3.938" calcext:value-type="float">
            <text:p>43,938</text:p>
          </table:table-cell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1.579" calcext:value-type="float">
            <text:p>71,579</text:p>
          </table:table-cell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.02" calcext:value-type="float">
            <text:p>4,0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3.992" calcext:value-type="float">
            <text:p>233,992</text:p>
          </table:table-cell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11" office:value-type="float" office:value="17.748" calcext:value-type="float">
            <text:p>17,748</text:p>
          </table:table-cell>
          <table:table-cell table:style-name="ce11" office:value-type="float" office:value="0.049" calcext:value-type="float">
            <text:p>0,04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6.683" calcext:value-type="float">
            <text:p>16,683</text:p>
          </table:table-cell>
        </table:table-row>
        <table:table-row table:style-name="ro1">
          <table:table-cell table:style-name="ce5"/>
          <table:table-cell table:style-name="ce18" table:number-columns-repeated="3"/>
          <table:table-cell table:style-name="ce19"/>
        </table:table-row>
        <table:table-row table:style-name="ro1">
          <table:table-cell table:style-name="ce1" office:value-type="string" calcext:value-type="string">
            <text:p>Maximal Clique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3.953" calcext:value-type="float">
            <text:p>43,953</text:p>
          </table:table-cell>
          <table:table-cell table:style-name="ce11" office:value-type="float" office:value="223.253" calcext:value-type="float">
            <text:p>223,253</text:p>
          </table:table-cell>
          <table:table-cell table:style-name="ce11" office:value-type="float" office:value="3.272" calcext:value-type="float">
            <text:p>3,272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.787" calcext:value-type="float">
            <text:p>12,787</text:p>
          </table:table-cell>
          <table:table-cell table:style-name="ce11" office:value-type="float" office:value="58.332" calcext:value-type="float">
            <text:p>58,332</text:p>
          </table:table-cell>
          <table:table-cell table:style-name="ce11" office:value-type="float" office:value="1.666" calcext:value-type="float">
            <text:p>1,666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55.659" calcext:value-type="float">
            <text:p>55,659</text:p>
          </table:table-cell>
          <table:table-cell table:style-name="ce11" office:value-type="float" office:value="76.802" calcext:value-type="float">
            <text:p>76,802</text:p>
          </table:table-cell>
          <table:table-cell table:style-name="ce11" office:value-type="float" office:value="2.534" calcext:value-type="float">
            <text:p>2,534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0.077" calcext:value-type="float">
            <text:p>120,07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.153" calcext:value-type="float">
            <text:p>7,153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05.783" calcext:value-type="float">
            <text:p>105,783</text:p>
          </table:table-cell>
          <table:table-cell table:style-name="ce11" office:value-type="float" office:value="105.742" calcext:value-type="float">
            <text:p>105,742</text:p>
          </table:table-cell>
          <table:table-cell table:style-name="ce11" office:value-type="float" office:value="2.972" calcext:value-type="float">
            <text:p>2,972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.826" calcext:value-type="float">
            <text:p>4,826</text:p>
          </table:table-cell>
          <table:table-cell table:style-name="ce11" office:value-type="float" office:value="10.622" calcext:value-type="float">
            <text:p>10,622</text:p>
          </table:table-cell>
          <table:table-cell table:style-name="ce11" office:value-type="float" office:value="1.54" calcext:value-type="float">
            <text:p>1,54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.079" calcext:value-type="float">
            <text:p>7,079</text:p>
          </table:table-cell>
          <table:table-cell table:style-name="ce11" office:value-type="float" office:value="16.993" calcext:value-type="float">
            <text:p>16,993</text:p>
          </table:table-cell>
          <table:table-cell table:style-name="ce11" office:value-type="float" office:value="2.603" calcext:value-type="float">
            <text:p>2,603</text:p>
          </table:table-cell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10.022" calcext:value-type="float">
            <text:p>10,022</text:p>
          </table:table-cell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6.672" calcext:value-type="float">
            <text:p>6,672</text:p>
          </table:table-cell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8.087" calcext:value-type="float">
            <text:p>8,087</text:p>
          </table:table-cell>
        </table:table-row>
        <table:table-row table:style-name="ro1">
          <table:table-cell table:style-name="ce7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???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11" table:number-columns-repeated="4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11" table:number-columns-repeated="4"/>
        </table:table-row>
        <table:table-row table:style-name="ro1">
          <table:table-cell table:style-name="ce7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Max Cut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33.131" calcext:value-type="float">
            <text:p>33,131</text:p>
          </table:table-cell>
          <table:table-cell table:style-name="ce3" office:value-type="float" office:value="2.783" calcext:value-type="float">
            <text:p>2,783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635" calcext:value-type="float">
            <text:p>2,635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94.507" calcext:value-type="float">
            <text:p>94,507</text:p>
          </table:table-cell>
          <table:table-cell table:style-name="ce3" office:value-type="float" office:value="1.655" calcext:value-type="float">
            <text:p>1,655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536" calcext:value-type="float">
            <text:p>2,536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number-columns-repeated="3" table:style-name="ce3" office:value-type="float" office:value="240" calcext:value-type="float">
            <text:p>240</text:p>
          </table:table-cell>
          <table:table-cell table:style-name="ce11" office:value-type="float" office:value="2.285" calcext:value-type="float">
            <text:p>2,285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157.921" calcext:value-type="float">
            <text:p>157,92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7.278" calcext:value-type="float">
            <text:p>67,278</text:p>
          </table:table-cell>
          <table:table-cell table:style-name="ce11" office:value-type="float" office:value="3.013" calcext:value-type="float">
            <text:p>3,013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102.576" calcext:value-type="float">
            <text:p>102,576</text:p>
          </table:table-cell>
          <table:table-cell table:style-name="ce11" office:value-type="float" office:value="2.175" calcext:value-type="float">
            <text:p>2,175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197.162" calcext:value-type="float">
            <text:p>197,162</text:p>
          </table:table-cell>
          <table:table-cell table:style-name="ce3" office:value-type="float" office:value="77.287" calcext:value-type="float">
            <text:p>77,287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.687" calcext:value-type="float">
            <text:p>1,687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53.68" calcext:value-type="float">
            <text:p>53,68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65" calcext:value-type="float">
            <text:p>2,65</text:p>
          </table:table-cell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85.591" calcext:value-type="float">
            <text:p>85,59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683" calcext:value-type="float">
            <text:p>39,683</text:p>
          </table:table-cell>
          <table:table-cell table:style-name="ce11" office:value-type="float" office:value="3.053" calcext:value-type="float">
            <text:p>3,053</text:p>
          </table:table-cell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157.736" calcext:value-type="float">
            <text:p>157,73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.038" calcext:value-type="float">
            <text:p>50,038</text:p>
          </table:table-cell>
          <table:table-cell table:style-name="ce11" office:value-type="float" office:value="2.636" calcext:value-type="float">
            <text:p>2,636</text:p>
          </table:table-cell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.314" calcext:value-type="float">
            <text:p>2,314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.711" calcext:value-type="float">
            <text:p>1,711</text:p>
          </table:table-cell>
        </table:table-row>
        <table:table-row table:style-name="ro1">
          <table:table-cell table:style-name="ce7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Minimum Test Set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table:number-columns-repeated="3"/>
          <table:table-cell table:style-name="ce11"/>
        </table:table-row>
        <table:table-row table:style-name="ro1">
          <table:table-cell table:style-name="ce7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Longest Path Problem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86.111" calcext:value-type="float">
            <text:p>86,111</text:p>
          </table:table-cell>
          <table:table-cell table:style-name="ce3" office:value-type="float" office:value="50.319" calcext:value-type="float">
            <text:p>50,319</text:p>
          </table:table-cell>
          <table:table-cell table:style-name="ce3" office:value-type="float" office:value="48.033" calcext:value-type="float">
            <text:p>48,033</text:p>
          </table:table-cell>
          <table:table-cell table:style-name="ce11" office:value-type="float" office:value="104.432" calcext:value-type="float">
            <text:p>104,432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45.975" calcext:value-type="float">
            <text:p>45,9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147" calcext:value-type="float">
            <text:p>39,147</text:p>
          </table:table-cell>
          <table:table-cell table:style-name="ce11" office:value-type="float" office:value="6.23" calcext:value-type="float">
            <text:p>6,23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59.305" calcext:value-type="float">
            <text:p>59,305</text:p>
          </table:table-cell>
          <table:table-cell table:style-name="ce3" office:value-type="float" office:value="22.443" calcext:value-type="float">
            <text:p>22,443</text:p>
          </table:table-cell>
          <table:table-cell table:style-name="ce3" office:value-type="float" office:value="25.531" calcext:value-type="float">
            <text:p>25,531</text:p>
          </table:table-cell>
          <table:table-cell table:style-name="ce11" office:value-type="float" office:value="0.437" calcext:value-type="float">
            <text:p>0,437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103.654" calcext:value-type="float">
            <text:p>103,654</text:p>
          </table:table-cell>
          <table:table-cell table:style-name="ce3" office:value-type="float" office:value="137.861" calcext:value-type="float">
            <text:p>137,861</text:p>
          </table:table-cell>
          <table:table-cell table:style-name="ce3" office:value-type="float" office:value="45.166" calcext:value-type="float">
            <text:p>45,166</text:p>
          </table:table-cell>
          <table:table-cell table:style-name="ce11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56.018" calcext:value-type="float">
            <text:p>56,01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333" calcext:value-type="float">
            <text:p>39,333</text:p>
          </table:table-cell>
          <table:table-cell table:style-name="ce11" office:value-type="float" office:value="148.707" calcext:value-type="float">
            <text:p>148,707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47.281" calcext:value-type="float">
            <text:p>47,28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.221" calcext:value-type="float">
            <text:p>22,221</text:p>
          </table:table-cell>
          <table:table-cell table:style-name="ce11" office:value-type="float" office:value="18.228" calcext:value-type="float">
            <text:p>18,228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47.051" calcext:value-type="float">
            <text:p>47,051</text:p>
          </table:table-cell>
          <table:table-cell table:style-name="ce3" office:value-type="float" office:value="4.848" calcext:value-type="float">
            <text:p>4,848</text:p>
          </table:table-cell>
          <table:table-cell table:style-name="ce3" office:value-type="float" office:value="28.934" calcext:value-type="float">
            <text:p>28,934</text:p>
          </table:table-cell>
          <table:table-cell table:style-name="ce11" office:value-type="float" office:value="36.163" calcext:value-type="float">
            <text:p>36,163</text:p>
          </table:table-cell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55.009" calcext:value-type="float">
            <text:p>55,00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.781" calcext:value-type="float">
            <text:p>24,781</text:p>
          </table:table-cell>
          <table:table-cell table:style-name="ce11" office:value-type="float" office:value="11.437" calcext:value-type="float">
            <text:p>11,437</text:p>
          </table:table-cell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34.246" calcext:value-type="float">
            <text:p>34,246</text:p>
          </table:table-cell>
          <table:table-cell table:style-name="ce3" office:value-type="float" office:value="130.027" calcext:value-type="float">
            <text:p>130,027</text:p>
          </table:table-cell>
          <table:table-cell table:style-name="ce3" office:value-type="float" office:value="19.491" calcext:value-type="float">
            <text:p>19,491</text:p>
          </table:table-cell>
          <table:table-cell table:style-name="ce11" office:value-type="float" office:value="3.463" calcext:value-type="float">
            <text:p>3,463</text:p>
          </table:table-cell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float" office:value="73.073" calcext:value-type="float">
            <text:p>73,07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.591" calcext:value-type="float">
            <text:p>56,591</text:p>
          </table:table-cell>
          <table:table-cell table:style-name="ce11" office:value-type="float" office:value="0.604" calcext:value-type="float">
            <text:p>0,604</text:p>
          </table:table-cell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.00.0000</text:date>, <text:time style:data-style-name="N2" text:time-value="21:57:34.64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24.8.0.3$Windows_X86_64 LibreOffice_project/0bdf1299c94fe897b119f97f3c613e9dca6be583</meta:generator>
    <dc:date>2024-09-11T22:28:13.473000000</dc:date>
    <meta:editing-duration>PT17H19M29S</meta:editing-duration>
    <meta:editing-cycles>134</meta:editing-cycles>
    <meta:document-statistic meta:table-count="1" meta:cell-count="250" meta:object-count="0"/>
  </office:meta>
</office:document-meta>
</file>